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>
      <style:graphic-properties draw:textarea-vertical-align="middle" draw:shadow="hidden" draw:shadow-opacity="88%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4pt" style:font-size-asian="40pt" style:font-size-complex="40pt"/>
    </style:style>
    <style:style style:name="T2" style:family="text">
      <style:text-properties fo:font-size="26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8.34cm" svg:height="19.498cm" svg:x="-6.309cm" svg:y="-0.868cm" draw:kind="arc" draw:start-angle="270.16" draw:end-angle="44.03">
          <text:p/>
        </draw:ellipse>
        <draw:line draw:style-name="gr2" draw:text-style-name="P2" draw:layer="layout" svg:x1="2.887cm" svg:y1="18.631cm" svg:x2="2.887cm" svg:y2="8.722cm">
          <text:p/>
        </draw:line>
        <draw:line draw:style-name="gr2" draw:text-style-name="P2" draw:layer="layout" svg:x1="9.454cm" svg:y1="2.105cm" svg:x2="2.887cm" svg:y2="8.722cm">
          <text:p/>
        </draw:line>
        <draw:line draw:style-name="gr2" draw:text-style-name="P2" draw:layer="layout" svg:x1="2.887cm" svg:y1="18.631cm" svg:x2="9.454cm" svg:y2="2.105cm">
          <text:p/>
        </draw:line>
        <draw:line draw:style-name="gr2" draw:text-style-name="P2" draw:layer="layout" svg:x1="2.887cm" svg:y1="8.722cm" svg:x2="6.255cm" svg:y2="10.114cm">
          <text:p/>
        </draw:line>
        <draw:ellipse draw:style-name="gr3" draw:text-style-name="P1" draw:layer="layout" svg:width="1.427cm" svg:height="1.308cm" svg:x="2.196cm" svg:y="8.286cm" draw:kind="arc" draw:start-angle="268.87" draw:end-angle="352.81">
          <text:p text:style-name="P1"><text:s/>β/2</text:p>
        </draw:ellipse>
        <draw:ellipse draw:style-name="gr3" draw:text-style-name="P1" draw:layer="layout" svg:width="2.735cm" svg:height="2.378cm" svg:x="1.483cm" svg:y="7.692cm" draw:kind="arc" draw:start-angle="271.85" draw:end-angle="53.24">
          <text:p text:style-name="P1"><text:s text:c="6"/><text:s text:c="4"/>β</text:p>
        </draw:ellipse>
        <draw:measure draw:style-name="gr4" draw:text-style-name="P1" draw:layer="measurelines" svg:x1="2.791cm" svg:y1="8.644cm" svg:x2="9.33cm" svg:y2="1.985cm">
          <text:p text:style-name="P1"><text:span text:style-name="T1">r</text:span></text:p>
        </draw:measure>
        <draw:measure draw:style-name="gr5" draw:text-style-name="P1" draw:layer="measurelines" svg:x1="10.243cm" svg:y1="2.426cm" svg:x2="3.704cm" svg:y2="18.952cm">
          <text:p text:style-name="P1"><text:span text:style-name="T2">A</text:span></text:p>
        </draw:measure>
        <draw:line draw:style-name="gr2" draw:text-style-name="P2" draw:layer="layout" svg:x1="2.91cm" svg:y1="18.63cm" svg:x2="28.305cm" svg:y2="18.745cm">
          <text:p/>
        </draw:line>
        <draw:line draw:style-name="gr2" draw:text-style-name="P2" draw:layer="layout" svg:x1="26.219cm" svg:y1="18.745cm" svg:x2="9.453cm" svg:y2="2.104cm">
          <text:p/>
        </draw:line>
        <draw:ellipse draw:style-name="gr6" draw:text-style-name="P1" draw:layer="layout" svg:width="2.642cm" svg:height="1.948cm" svg:x="24.689cm" svg:y="17.91cm" draw:kind="arc" draw:start-angle="8.89" draw:end-angle="114.02">
          <text:p/>
        </draw:ellipse>
        <draw:frame draw:style-name="gr7" draw:text-style-name="P3" draw:layer="layout" svg:width="1.53cm" svg:height="1.053cm" svg:x="26.219cm" svg:y="17.215cm">
          <draw:text-box>
            <text:p>β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1:39:19.726385954</meta:creation-date>
    <dc:date>2018-09-29T19:39:17.451068648</dc:date>
    <meta:editing-duration>PT2H8M36S</meta:editing-duration>
    <meta:editing-cycles>7</meta:editing-cycles>
    <meta:generator>LibreOffice/6.1.1.2$Linux_X86_64 LibreOffice_project/10$Build-2</meta:generator>
    <meta:document-statistic meta:object-count="13"/>
  </office:meta>
</office:document-meta>
</file>